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officeooo:paragraph-rsid="000ba310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.</text:span><text:span text:style-name="T1"> </text:span><text:span text:style-name="T2">Selezionare tutti gli studenti nati nel 1990</text:span><text:span text:style-name="T1"> </text:span><text:span text:style-name="T2">(160)</text:span></text:p>
      <text:p text:style-name="P1"><text:span text:style-name="T2"/></text:p>
      <text:p text:style-name="P1"><text:span text:style-name="T2">SELECT * FROM `students` WHERE YEAR <text:s text:c="2"/>(`date_of_birth`) = '1990';</text:span></text:p>
      <text:p text:style-name="P1"><text:span text:style-name="T2"/></text:p>
      <text:p text:style-name="P1"><text:span text:style-name="T2">2.</text:span><text:span text:style-name="T1"> </text:span><text:span text:style-name="T2">Selezionare tutti i corsi che valgono più di 10 crediti</text:span><text:span text:style-name="T1"> </text:span><text:span text:style-name="T2">(479)</text:span></text:p>
      <text:p text:style-name="P1"><text:span text:style-name="T2"/></text:p>
      <text:p text:style-name="P1"><text:span text:style-name="T2">SELECT * FROM `courses` WHERE `cfu` &gt; '10';</text:span></text:p>
      <text:p text:style-name="P1"><text:span text:style-name="T2"/></text:p>
      <text:p text:style-name="P1"><text:span text:style-name="T2"/></text:p>
      <text:p text:style-name="P1"><text:span text:style-name="T2">3.</text:span><text:span text:style-name="T1"> </text:span><text:span text:style-name="T2">Selezionare tutti gli studenti che hanno più di 30</text:span><text:span text:style-name="T1"> </text:span><text:span text:style-name="T2">anni</text:span></text:p>
      <text:p text:style-name="P1"><text:span text:style-name="T2"/></text:p>
      <text:p text:style-name="P1"><text:span text:style-name="T2"/></text:p>
      <text:p text:style-name="P1"><text:span text:style-name="T2">4.</text:span><text:span text:style-name="T1"> </text:span><text:span text:style-name="T2">Selezionare tutti i corsi del primo semestre del primo</text:span><text:span text:style-name="T1"> </text:span><text:span text:style-name="T2">anno di un qualsiasi corso di</text:span></text:p>
      <text:p text:style-name="P1"><text:span text:style-name="T2">laurea</text:span><text:span text:style-name="T1"> </text:span><text:span text:style-name="T2">(286)</text:span></text:p>
      <text:p text:style-name="P1"><text:span text:style-name="T2"/></text:p>
      <text:p text:style-name="P1"><text:span text:style-name="T2">5.</text:span><text:span text:style-name="T1"> </text:span><text:span text:style-name="T2">Selezionare tutti gli appelli d'esame che avvengono</text:span><text:span text:style-name="T1"> </text:span><text:span text:style-name="T2">nel pomeriggio (dopo le 14) del</text:span></text:p>
      <text:p text:style-name="P1"><text:span text:style-name="T2">20/06/2020</text:span><text:span text:style-name="T1"> </text:span><text:span text:style-name="T2">(21)</text:span></text:p>
      <text:p text:style-name="P1"><text:span text:style-name="T2"/></text:p>
      <text:p text:style-name="P1"><text:span text:style-name="T2"/></text:p>
      <text:p text:style-name="P1"><text:span text:style-name="T2">6.</text:span><text:span text:style-name="T1"> </text:span><text:span text:style-name="T2">Selezionare tutti i corsi di laurea magistrale</text:span><text:span text:style-name="T1"> </text:span><text:span text:style-name="T2">(38)</text:span></text:p>
      <text:p text:style-name="P1"><text:span text:style-name="T2"/></text:p>
      <text:p text:style-name="P1"><text:span text:style-name="T2">SELECT * FROM `degrees` WHERE `level`='magistrale';</text:span></text:p>
      <text:p text:style-name="P1"><text:span text:style-name="T2"/></text:p>
      <text:p text:style-name="P1"><text:span text:style-name="T2"/></text:p>
      <text:p text:style-name="P1"><text:span text:style-name="T2">7.</text:span><text:span text:style-name="T1"> </text:span><text:span text:style-name="T2">Da quanti dipartimenti è composta l'università?</text:span><text:span text:style-name="T1"> </text:span><text:span text:style-name="T2">(12)</text:span></text:p>
      <text:p text:style-name="P1"><text:span text:style-name="T2"/></text:p>
      <text:p text:style-name="P1"><text:span text:style-name="T2">SELECT * FROM `departments`;</text:span></text:p>
      <text:p text:style-name="P1"><text:span text:style-name="T2"/></text:p>
      <text:p text:style-name="P1"><text:span text:style-name="T2">8. Quanti sono gli insegnanti che non hanno un numero di telefono? (50)</text:span></text:p>
      <text:p text:style-name="P1"><text:span text:style-name="T2"/></text:p>
      <text:p text:style-name="P1"><text:span text:style-name="T2">SELECT * FROM `teachers` WHERE `phone` IS NULL;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5:52:28.155491474</meta:creation-date>
    <dc:date>2022-05-30T15:57:28.769700044</dc:date>
    <meta:editing-duration>PT5M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31" meta:character-count="790" meta:non-whitespace-character-count="671"/>
  </office:meta>
</office:document-meta>
</file>